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incompatible with future versions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/elles</text:p>
          </table:table-cell>
        </table:table-row>
        <table:table-row table:style-name="ro1">
          <table:table-cell office:value-type="string">
            <text:p>pronouns_they</text:p>
          </table:table-cell>
          <table:table-cell office:value-type="string">
            <text:p>They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pronouns_them</text:p>
          </table:table-cell>
          <table:table-cell office:value-type="string">
            <text:p>them</text:p>
          </table:table-cell>
          <table:table-cell office:value-type="string">
            <text:p>elles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No Aphid Death</text:p>
          </table:table-cell>
          <table:table-cell office:value-type="string">
            <text:p>Áfidos No Mueren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ambience</text:p>
          </table:table-cell>
          <table:table-cell office:value-type="string">
            <text:p>Ambience</text:p>
          </table:table-cell>
          <table:table-cell office:value-type="string">
            <text:p>Ambiente</text:p>
          </table:table-cell>
        </table:table-row>
        <table:table-row table:style-name="ro1">
          <table:table-cell office:value-type="string">
            <text:p>options_ui</text:p>
          </table:table-cell>
          <table:table-cell office:value-type="string">
            <text:p>User Interface</text:p>
          </table:table-cell>
          <table:table-cell office:value-type="string">
            <text:p>Interfaz de Usuario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options_autorun</text:p>
          </table:table-cell>
          <table:table-cell office:value-type="string">
            <text:p>Hold to Run</text:p>
          </table:table-cell>
          <table:table-cell office:value-type="string">
            <text:p>Manten para Correr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store</text:p>
          </table:table-cell>
          <table:table-cell office:value-type="string">
            <text:p>Store (Build Mode)</text:p>
          </table:table-cell>
          <table:table-cell office:value-type="string">
            <text:p>Almacenar (Construir)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 (Build Mode)</text:p>
          </table:table-cell>
          <table:table-cell office:value-type="string">
            <text:p>Vender (Construir)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/Drop</text:p>
          </table:table-cell>
          <table:table-cell office:value-type="string">
            <text:p>Recoger/Soltar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mode_name</text:p>
          </table:table-cell>
          <table:table-cell office:value-type="string">
            <text:p>Camera &amp; Build Mode</text:p>
          </table:table-cell>
          <table:table-cell office:value-type="string">
            <text:p>Camara y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4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aiada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s, skills and status.</text:p>
          </table:table-cell>
          <table:table-cell office:value-type="string">
            <text:p>Puedes renombrar un Áfido recogiendolo y presionando su nombre en la parte izquierda arriba.</text:p>
            <text:p>Aquí tambien muestra sus estadisticas, habilidades y estatus.</text:p>
          </table:table-cell>
        </table:table-row>
        <table:table-row table:style-name="ro4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 and see them from the album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 y verlas en el album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5">
          <table:table-cell office:value-type="string">
            <text:p>credits_note</text:p>
          </table:table-cell>
          <table:table-cell office:value-type="string">
            <text:p>[center]---------------------------------</text:p>
            <text:p>Created in the Godot 4 Engine</text:p>
            <text:p/>
            <text:p>SOUND ASSETS</text:p>
            <text:p/>
            <text:p>“Rustling leaves” by Pixabay (Pixabay)</text:p>
            <text:p>“Camera Flash” by irinairinafomicheva (Pixabay)</text:p>
            <text:p/>
            <text:p>MISC ASSETS</text:p>
            <text:p/>
            <text:p>3D Aphid Model by Leo</text:p>
            <text:p/>
            <text:p>SPECIAL THANKS</text:p>
            <text:p/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[/center]</text:p>
          </table:table-cell>
          <table:table-cell office:value-type="string">
            <text:p>[center]-------------------------------</text:p>
            <text:p>Hecho con Godot 4</text:p>
            <text:p/>
            <text:p>ARCHIVOS DE SONIDO</text:p>
            <text:p/>
            <text:p>“Rustling leaves” por Pixabay (Pixabay)</text:p>
            <text:p>“Camera Flash” por irinairinafomicheva (Pixabay)</text:p>
            <text:p/>
            <text:p>ARCHIVOS MISCELANEOS</text:p>
            <text:p/>
            <text:p>3D Aphid Model por Leo</text:p>
            <text:p/>
            <text:p>GRACIAS ESPECIALES</text:p>
            <text:p/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eiseñados por mi Summer</text:p>
            <text:p>Caracteres y lugares vienen de Bug Fables: The Everlasting Sapling por Moonsprout Games</text:p>
            <text:p>------------------------[/center]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os áfidos que has criado en tu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Criado por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a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Bazaar</text:p>
          </table:table-cell>
          <table:table-cell office:value-type="string">
            <text:p>Bazar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 Food, toys, eggs, and more!</text:p>
          </table:table-cell>
          <table:table-cell office:value-type="string">
            <text:p>Adquiere objectos basicos para el cuidado de Áfidos. Comida, juegetes, huevos y mucho más!</text:p>
          </table:table-cell>
        </table:table-row>
        <table:table-row table:style-name="ro1">
          <table:table-cell office:value-type="string">
            <text:p>store_item_phrase</text:p>
          </table:table-cell>
          <table:table-cell office:value-type="string">
            <text:p>Hi!</text:p>
          </table:table-cell>
          <table:table-cell office:value-type="string">
            <text:p>Hola!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The resort's stock for land decoration. Members are allowed to decorate at their heart's content.</text:p>
          </table:table-cell>
          <table:table-cell office:value-type="string">
            <text:p>El stock del complejo para decoracion. Los miembros tienen permiso de decorar a su gusto.</text:p>
          </table:table-cell>
        </table:table-row>
        <table:table-row table:style-name="ro1">
          <table:table-cell office:value-type="string">
            <text:p>store_furniture_phrase</text:p>
          </table:table-cell>
          <table:table-cell office:value-type="string">
            <text:p>On Sale</text:p>
          </table:table-cell>
          <table:table-cell office:value-type="string">
            <text:p>En venta</text:p>
          </table:table-cell>
        </table:table-row>
        <table:table-row table:style-name="ro1">
          <table:table-cell office:value-type="string">
            <text:p>kitchen_name</text:p>
          </table:table-cell>
          <table:table-cell office:value-type="string">
            <text:p>Kut's Cooking Table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kitchen_desc</text:p>
          </table:table-cell>
          <table:table-cell office:value-type="string">
            <text:p>Hand me some ingredients and let a master take the wheel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kitchen_success</text:p>
          </table:table-cell>
          <table:table-cell office:value-type="string">
            <text:p>Aha! A dish of the upmost quality like you've never seen before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kitchen_fail</text:p>
          </table:table-cell>
          <table:table-cell office:value-type="string">
            <text:p>...I could only do so much with such a poorly thought combo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Planicies Dorada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 office:value-type="string">
            <text:p>Situada en el Asentamiento Dorado, es la primer acomodacion de muchas.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prompt_pickup</text:p>
          </table:table-cell>
          <table:table-cell office:value-type="string">
            <text:p>Pickup</text:p>
          </table:table-cell>
          <table:table-cell office:value-type="string">
            <text:p>Recoger</text:p>
          </table:table-cell>
        </table:table-row>
        <table:table-row table:style-name="ro1">
          <table:table-cell office:value-type="string">
            <text:p>prompt_drop</text:p>
          </table:table-cell>
          <table:table-cell office:value-type="string">
            <text:p>Drop</text:p>
          </table:table-cell>
          <table:table-cell office:value-type="string">
            <text:p>Soltar</text:p>
          </table:table-cell>
        </table:table-row>
        <table:table-row table:style-name="ro1">
          <table:table-cell office:value-type="string">
            <text:p>prompt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prompt_pet</text:p>
          </table:table-cell>
          <table:table-cell office:value-type="string">
            <text:p>Pet</text:p>
          </table:table-cell>
          <table:table-cell office:value-type="string">
            <text:p>Acariciar</text:p>
          </table:table-cell>
        </table:table-row>
        <table:table-row table:style-name="ro1">
          <table:table-cell office:value-type="string">
            <text:p>prompt_talk</text:p>
          </table:table-cell>
          <table:table-cell office:value-type="string">
            <text:p>Talk</text:p>
          </table:table-cell>
          <table:table-cell office:value-type="string">
            <text:p>Conversar</text:p>
          </table:table-cell>
        </table:table-row>
        <table:table-row table:style-name="ro1">
          <table:table-cell office:value-type="string">
            <text:p>prompt_harvest</text:p>
          </table:table-cell>
          <table:table-cell office:value-type="string">
            <text:p>Harvest</text:p>
          </table:table-cell>
          <table:table-cell office:value-type="string">
            <text:p>Cosechar</text:p>
          </table:table-cell>
        </table:table-row>
        <table:table-row table:style-name="ro1">
          <table:table-cell office:value-type="string">
            <text:p>prompt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prompt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prompt_align_to_grid</text:p>
          </table:table-cell>
          <table:table-cell office:value-type="string">
            <text:p>Grid Align</text:p>
          </table:table-cell>
          <table:table-cell office:value-type="string">
            <text:p>Alinear</text:p>
          </table:table-cell>
        </table:table-row>
        <table:table-row table:style-name="ro1">
          <table:table-cell office:value-type="string">
            <text:p>prompt_open_menu</text:p>
          </table:table-cell>
          <table:table-cell office:value-type="string">
            <text:p>Open Menu</text:p>
          </table:table-cell>
          <table:table-cell office:value-type="string">
            <text:p>Abrir Menu</text:p>
          </table:table-cell>
        </table:table-row>
        <table:table-row table:style-name="ro1">
          <table:table-cell office:value-type="string">
            <text:p>food_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ood_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ood_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ood_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ood_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ood_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ood_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6">06/01/2025</text:date>, <text:time>20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1-06T20:32:49.99</dc:date>
    <dc:creator>Summer </dc:creator>
    <meta:editing-duration>P1DT51M42S</meta:editing-duration>
    <meta:editing-cycles>93</meta:editing-cycles>
    <meta:document-statistic meta:table-count="1" meta:cell-count="347" meta:object-count="0"/>
  </office:meta>
</office:document-meta>
</file>